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stroke="solid" draw:stroke-dash="Fine_20_Dashed" draw:marker-end="Rounded_20_short_20_Arrow" draw:marker-end-width="0.508cm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cm" svg:height="1.9cm" svg:x="16.3cm" svg:y="10cm"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2cm" svg:y1="13.5cm" svg:x2="20.2cm" svg:y2="12cm">
          <text:p/>
        </draw:line>
        <draw:custom-shape draw:style-name="gr1" draw:text-style-name="P5" draw:layer="layout" svg:width="7.4cm" svg:height="2cm" svg:x="16.3cm" svg:y="13.5cm">
          <text:p text:style-name="P4">MultiCoun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9cm" svg:x="16.3cm" svg:y="15.5cm">
          <text:p text:style-name="P1">MultiIncrement(n:int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7.4cm" svg:height="2cm" svg:x="16.3cm" svg:y="8cm">
          <text:p text:style-name="P4">Coun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9cm" svg:x="16.3cm" svg:y="10cm">
          <text:p text:style-name="P1">Increment()</text:p>
          <text:p text:style-name="P1">&lt;&lt;get&gt;&gt;Value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45M52S</meta:editing-duration>
    <meta:editing-cycles>11</meta:editing-cycles>
    <meta:generator>LibreOffice/6.4.6.2$Linux_X86_64 LibreOffice_project/40$Build-2</meta:generator>
    <dc:date>2021-03-06T16:18:37.438856123</dc:date>
    <meta:document-statistic meta:object-count="6"/>
  </office:meta>
</office:document-meta>
</file>